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18bda" officeooo:paragraph-rsid="00018bda"/>
    </style:style>
    <style:style style:name="P2" style:family="paragraph" style:parent-style-name="Text_20_body">
      <style:text-properties officeooo:paragraph-rsid="00018bda"/>
    </style:style>
    <style:style style:name="P3" style:family="paragraph" style:parent-style-name="Text_20_body">
      <style:text-properties style:text-underline-style="none" officeooo:rsid="00018bda" officeooo:paragraph-rsid="00018bda"/>
    </style:style>
    <style:style style:name="P4" style:family="paragraph" style:parent-style-name="Title">
      <style:text-properties officeooo:rsid="00018bda" officeooo:paragraph-rsid="00018bda"/>
    </style:style>
    <style:style style:name="P5" style:family="paragraph" style:parent-style-name="Heading_20_2">
      <style:text-properties fo:font-style="normal" style:text-underline-style="solid" style:text-underline-width="auto" style:text-underline-color="font-color" officeooo:rsid="00018bda" officeooo:paragraph-rsid="00018bda" style:font-style-asian="normal" style:font-style-complex="normal"/>
    </style:style>
    <style:style style:name="T1" style:family="text">
      <style:text-properties fo:font-style="normal" style:text-underline-style="solid" style:text-underline-width="auto" style:text-underline-color="font-color" officeooo:rsid="00018bda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stCGI</text:p>
      <text:p text:style-name="P1"/>
      <text:h text:style-name="P5" text:outline-level="2">Serveur &gt; FCGI</text:h>
      <text:p text:style-name="P2"><text:span text:style-name="T1"/></text:p>
      <text:p text:style-name="P3"><text:span text:style-name="T2">FCGI_BEGIN_REQUEST (vide)</text:span></text:p>
      <text:p text:style-name="P3"><text:span text:style-name="T2">HTTP_USER_AGENT (même que dans requête)</text:span></text:p>
      <text:p text:style-name="P3"><text:span text:style-name="T2">HTTP_ACCEPT (même que dans requête)</text:span></text:p>
      <text:p text:style-name="P3"><text:span text:style-name="T2">HTTP_ACCEPT_LANGUAGE (même que dans requête)</text:span></text:p>
      <text:p text:style-name="P3"><text:span text:style-name="T2">HTTP_HOST 127.0.0.1</text:span></text:p>
      <text:p text:style-name="P3"><text:span text:style-name="T2">SERVER_NAME 127.0.0.1</text:span></text:p>
      <text:p text:style-name="P3"><text:span text:style-name="T2">SERVER_SOFTWARE Tomahawk</text:span></text:p>
      <text:p text:style-name="P3"><text:span text:style-name="T2">SERVER_ADDR 127.0.0.1</text:span></text:p>
      <text:p text:style-name="P3"><text:span text:style-name="T2">SERVER_PORT 8080</text:span></text:p>
      <text:p text:style-name="P3"><text:span text:style-name="T2">DOCUMENT_ROOT /mon/srv</text:span></text:p>
      <text:p text:style-name="P3"><text:span text:style-name="T2">REQUEST_SCHEME http</text:span></text:p>
      <text:p text:style-name="P3"><text:span text:style-name="T2">SCRIPT_FILENAME /mon/srv/index.php</text:span></text:p>
      <text:p text:style-name="P3"><text:span text:style-name="T2">REMOTE_PORT 123456</text:span></text:p>
      <text:p text:style-name="P3"><text:span text:style-name="T2">GATEWAY_INTERFACE CGI/1.1</text:span></text:p>
      <text:p text:style-name="P3"><text:span text:style-name="T2">SERVER_PROTOCOL HTTP/1.0</text:span></text:p>
      <text:p text:style-name="P3"><text:span text:style-name="T2">REQUEST_METHOD GET</text:span></text:p>
      <text:p text:style-name="P3"><text:span text:style-name="T2">REQUEST_URI /index.php</text:span></text:p>
      <text:p text:style-name="P3"><text:span text:style-name="T2">SCRIPT_NAME /index.php</text:span></text:p>
      <text:p text:style-name="P3"><text:span text:style-name="T2">FCGI_STDIN (vi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3:55:32.383947418</meta:creation-date>
    <dc:date>2016-06-06T14:08:17.600585244</dc:date>
    <meta:editing-duration>PT55S</meta:editing-duration>
    <meta:editing-cycles>1</meta:editing-cycles>
    <meta:document-statistic meta:table-count="0" meta:image-count="0" meta:object-count="0" meta:page-count="1" meta:paragraph-count="21" meta:word-count="51" meta:character-count="486" meta:non-whitespace-character-count="456"/>
    <meta:generator>LibreOffice/5.1.3.2$Linux_X86_64 LibreOffice_project/10m0$Build-2</meta:generator>
  </office:meta>
</office:document-meta>
</file>